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65cm"/>
    </style:style>
    <style:style style:name="co2" style:family="table-column">
      <style:table-column-properties fo:break-before="auto" style:column-width="5.447cm"/>
    </style:style>
    <style:style style:name="co3" style:family="table-column">
      <style:table-column-properties fo:break-before="auto" style:column-width="4.417cm"/>
    </style:style>
    <style:style style:name="co4" style:family="table-column">
      <style:table-column-properties fo:break-before="auto" style:column-width="4.214cm"/>
    </style:style>
    <style:style style:name="co5" style:family="table-column">
      <style:table-column-properties fo:break-before="auto" style:column-width="4.219cm"/>
    </style:style>
    <style:style style:name="co6" style:family="table-column">
      <style:table-column-properties fo:break-before="auto" style:column-width="3.1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9.677cm" svg:y="23.636cm">
            <draw:object draw:notify-on-update-of-ranges="Sheet1.A12:Sheet1.A12 Sheet1.B12:Sheet1.F12 Sheet1.A13:Sheet1.A13 Sheet1.B13:Sheet1.F13 Sheet1.A14:Sheet1.A14 Sheet1.B14:Sheet1.F14 Sheet1.A15:Sheet1.A15 Sheet1.B15:Sheet1.F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6.653cm" svg:y="23.709cm">
            <draw:object draw:notify-on-update-of-ranges="Sheet1.A18:Sheet1.A18 Sheet1.B18:Sheet1.U18 Sheet1.A19:Sheet1.A19 Sheet1.B19:Sheet1.U19 Sheet1.A20:Sheet1.A20 Sheet1.B20:Sheet1.U20 Sheet1.A21:Sheet1.A21 Sheet1.B21:Sheet1.U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.642cm" svg:y="34.351cm">
            <draw:object draw:notify-on-update-of-ranges="Sheet1.A24:Sheet1.A24 Sheet1.B24:Sheet1.AI24 Sheet1.A25:Sheet1.A25 Sheet1.B25:Sheet1.AI25 Sheet1.A26:Sheet1.A26 Sheet1.B26:Sheet1.AI26 Sheet1.A27:Sheet1.A27 Sheet1.B27:Sheet1.AI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.005cm" svg:height="8.975cm" svg:x="2.287cm" svg:y="24.045cm">
            <draw:object draw:notify-on-update-of-ranges="Sheet1.A3:Sheet1.A3 Sheet1.B3:Sheet1.F3 Sheet1.A4:Sheet1.A4 Sheet1.B4:Sheet1.F4 Sheet1.A5:Sheet1.A5 Sheet1.B5:Sheet1.F5 Sheet1.A6:Sheet1.A6 Sheet1.B6:Sheet1.F6 Sheet1.A7:Sheet1.A7 Sheet1.B7:Sheet1.F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0.199cm" svg:y="34.093cm">
            <draw:object draw:notify-on-update-of-ranges="Sheet1.A30:Sheet1.A30 Sheet1.B30:Sheet1.AD30 Sheet1.A31:Sheet1.A31 Sheet1.B31:Sheet1.AD31 Sheet1.A32:Sheet1.A32 Sheet1.B32:Sheet1.AD32 Sheet1.A33:Sheet1.A33 Sheet1.B33:Sheet1.AD3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6.998cm" svg:y="34.262cm">
            <draw:object draw:notify-on-update-of-ranges="Sheet1.A37:Sheet1.A37 Sheet1.B37:Sheet1.AS37 Sheet1.A38:Sheet1.A38 Sheet1.B38:Sheet1.AS38 Sheet1.A39:Sheet1.A39 Sheet1.B39:Sheet1.AS39 Sheet1.A40:Sheet1.A40 Sheet1.B40:Sheet1.AS4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9" table:default-cell-style-name="Default"/>
        <table:table-row table:style-name="ro1">
          <table:table-cell office:value-type="string" calcext:value-type="string">
            <text:p>Times</text:p>
          </table:table-cell>
          <table:table-cell table:number-columns-repeated="44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Number of record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0.000192642211914063" calcext:value-type="float">
            <text:p>0,0001926422</text:p>
          </table:table-cell>
          <table:table-cell office:value-type="float" office:value="0.00108242034912109" calcext:value-type="float">
            <text:p>0,0010824203</text:p>
          </table:table-cell>
          <table:table-cell office:value-type="float" office:value="0.0104498863220215" calcext:value-type="float">
            <text:p>0,0104498863</text:p>
          </table:table-cell>
          <table:table-cell office:value-type="float" office:value="0.1301109790802" calcext:value-type="float">
            <text:p>0,1301109791</text:p>
          </table:table-cell>
          <table:table-cell office:value-type="float" office:value="0.908722162246704" calcext:value-type="float">
            <text:p>0,908722162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ict</text:p>
          </table:table-cell>
          <table:table-cell table:style-name="ce1" office:value-type="float" office:value="0.000181674957275391" calcext:value-type="float">
            <text:p>1,82E-004</text:p>
          </table:table-cell>
          <table:table-cell office:value-type="float" office:value="0.000986337661743164" calcext:value-type="float">
            <text:p>0,0009863377</text:p>
          </table:table-cell>
          <table:table-cell office:value-type="float" office:value="0.00909805297851563" calcext:value-type="float">
            <text:p>0,009098053</text:p>
          </table:table-cell>
          <table:table-cell office:value-type="float" office:value="0.0878615379333496" calcext:value-type="float">
            <text:p>0,0878615379</text:p>
          </table:table-cell>
          <table:table-cell office:value-type="float" office:value="0.847450733184814" calcext:value-type="float">
            <text:p>0,847450733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st</text:p>
          </table:table-cell>
          <table:table-cell table:style-name="ce1" office:value-type="float" office:value="0.00017857551574707" calcext:value-type="float">
            <text:p>1,79E-004</text:p>
          </table:table-cell>
          <table:table-cell office:value-type="float" office:value="0.00113964080810547" calcext:value-type="float">
            <text:p>0,0011396408</text:p>
          </table:table-cell>
          <table:table-cell office:value-type="float" office:value="0.00833725929260254" calcext:value-type="float">
            <text:p>0,0083372593</text:p>
          </table:table-cell>
          <table:table-cell office:value-type="float" office:value="0.0807952880859375" calcext:value-type="float">
            <text:p>0,0807952881</text:p>
          </table:table-cell>
          <table:table-cell office:value-type="float" office:value="0.817185401916504" calcext:value-type="float">
            <text:p>0,817185401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atabase</text:p>
          </table:table-cell>
          <table:table-cell table:style-name="ce1" office:value-type="float" office:value="0.00859689712524414" calcext:value-type="float">
            <text:p>8,60E-003</text:p>
          </table:table-cell>
          <table:table-cell office:value-type="float" office:value="0.012211799621582" calcext:value-type="float">
            <text:p>0,0122117996</text:p>
          </table:table-cell>
          <table:table-cell office:value-type="float" office:value="0.0477340221405029" calcext:value-type="float">
            <text:p>0,0477340221</text:p>
          </table:table-cell>
          <table:table-cell office:value-type="float" office:value="0.317490100860596" calcext:value-type="float">
            <text:p>0,3174901009</text:p>
          </table:table-cell>
          <table:table-cell office:value-type="float" office:value="2.26717805862427" calcext:value-type="float">
            <text:p>2,2671780586</text:p>
          </table:table-cell>
          <table:table-cell table:number-columns-repeated="39"/>
        </table:table-row>
        <table:table-row table:style-name="ro1">
          <table:table-cell table:number-columns-repeated="3"/>
          <table:table-cell table:style-name="ce2"/>
          <table:table-cell table:number-columns-repeated="41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4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3" office:value-type="float" office:value="18.60546875" calcext:value-type="float">
            <text:p>18,6054687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3" office:value-type="float" office:value="18.68359375" calcext:value-type="float">
            <text:p>18,6835937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ict</text:p>
          </table:table-cell>
          <table:table-cell table:number-columns-repeated="3" office:value-type="float" office:value="18.69140625" calcext:value-type="float">
            <text:p>18,6914062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 office:value-type="float" office:value="18.69140625" calcext:value-type="float">
            <text:p>18,69140625</text:p>
          </table:table-cell>
          <table:table-cell table:number-columns-repeated="2" office:value-type="float" office:value="19.46484375" calcext:value-type="float">
            <text:p>19,46484375</text:p>
          </table:table-cell>
          <table:table-cell office:value-type="float" office:value="19.69921875" calcext:value-type="float">
            <text:p>19,69921875</text:p>
          </table:table-cell>
          <table:table-cell table:number-columns-repeated="39"/>
        </table:table-row>
        <table:table-row table:style-name="ro1">
          <table:table-cell table:number-columns-repeated="4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3" office:value-type="float" office:value="19.9453125" calcext:value-type="float">
            <text:p>19,945312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 office:value-type="float" office:value="20.1640625" calcext:value-type="float">
            <text:p>20,1640625</text:p>
          </table:table-cell>
          <table:table-cell office:value-type="float" office:value="20.17578125" calcext:value-type="float">
            <text:p>20,175781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ict</text:p>
          </table:table-cell>
          <table:table-cell table:number-columns-repeated="4" office:value-type="float" office:value="20.265625" calcext:value-type="float">
            <text:p>20,2656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0" office:value-type="float" office:value="20.265625" calcext:value-type="float">
            <text:p>20,265625</text:p>
          </table:table-cell>
          <table:table-cell table:number-columns-repeated="24"/>
        </table:table-row>
        <table:table-row table:style-name="ro1">
          <table:table-cell table:number-columns-repeated="45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11" office:value-type="float" office:value="22.22265625" calcext:value-type="float">
            <text:p>22,222656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 office:value-type="float" office:value="23.8828125" calcext:value-type="float">
            <text:p>23,8828125</text:p>
          </table:table-cell>
          <table:table-cell table:number-columns-repeated="2" office:value-type="float" office:value="24.59765625" calcext:value-type="float">
            <text:p>24,59765625</text:p>
          </table:table-cell>
          <table:table-cell office:value-type="float" office:value="24.21484375" calcext:value-type="float">
            <text:p>24,214843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ict</text:p>
          </table:table-cell>
          <table:table-cell table:number-columns-repeated="2" office:value-type="float" office:value="25.1328125" calcext:value-type="float">
            <text:p>25,1328125</text:p>
          </table:table-cell>
          <table:table-cell table:number-columns-repeated="14" office:value-type="float" office:value="25.13671875" calcext:value-type="float">
            <text:p>25,1367187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34" office:value-type="float" office:value="25.13671875" calcext:value-type="float">
            <text:p>25,13671875</text:p>
          </table:table-cell>
          <table:table-cell table:number-columns-repeated="10"/>
        </table:table-row>
        <table:table-row table:style-name="ro1">
          <table:table-cell table:number-columns-repeated="45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4" office:value-type="float" office:value="40.97265625" calcext:value-type="float">
            <text:p>40,97265625</text:p>
          </table:table-cell>
          <table:table-cell office:value-type="float" office:value="41.02734375" calcext:value-type="float">
            <text:p>41,02734375</text:p>
          </table:table-cell>
          <table:table-cell office:value-type="float" office:value="41.0859375" calcext:value-type="float">
            <text:p>41,0859375</text:p>
          </table:table-cell>
          <table:table-cell office:value-type="float" office:value="41.1328125" calcext:value-type="float">
            <text:p>41,1328125</text:p>
          </table:table-cell>
          <table:table-cell office:value-type="float" office:value="41.19140625" calcext:value-type="float">
            <text:p>41,19140625</text:p>
          </table:table-cell>
          <table:table-cell office:value-type="float" office:value="41.59765625" calcext:value-type="float">
            <text:p>41,59765625</text:p>
          </table:table-cell>
          <table:table-cell office:value-type="float" office:value="41.6484375" calcext:value-type="float">
            <text:p>41,6484375</text:p>
          </table:table-cell>
          <table:table-cell office:value-type="float" office:value="41.19921875" calcext:value-type="float">
            <text:p>41,199218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 office:value-type="float" office:value="40.92578125" calcext:value-type="float">
            <text:p>40,92578125</text:p>
          </table:table-cell>
          <table:table-cell office:value-type="float" office:value="60.75390625" calcext:value-type="float">
            <text:p>60,75390625</text:p>
          </table:table-cell>
          <table:table-cell office:value-type="float" office:value="67.33984375" calcext:value-type="float">
            <text:p>67,33984375</text:p>
          </table:table-cell>
          <table:table-cell office:value-type="float" office:value="55.27734375" calcext:value-type="float">
            <text:p>55,277343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ict</text:p>
          </table:table-cell>
          <table:table-cell table:number-columns-repeated="2" office:value-type="float" office:value="66.76953125" calcext:value-type="float">
            <text:p>66,76953125</text:p>
          </table:table-cell>
          <table:table-cell office:value-type="float" office:value="67.26171875" calcext:value-type="float">
            <text:p>67,26171875</text:p>
          </table:table-cell>
          <table:table-cell office:value-type="float" office:value="68.55859375" calcext:value-type="float">
            <text:p>68,55859375</text:p>
          </table:table-cell>
          <table:table-cell office:value-type="float" office:value="69.82421875" calcext:value-type="float">
            <text:p>69,82421875</text:p>
          </table:table-cell>
          <table:table-cell office:value-type="float" office:value="71.1171875" calcext:value-type="float">
            <text:p>71,1171875</text:p>
          </table:table-cell>
          <table:table-cell office:value-type="float" office:value="72.2421875" calcext:value-type="float">
            <text:p>72,2421875</text:p>
          </table:table-cell>
          <table:table-cell table:number-columns-repeated="5" office:value-type="float" office:value="72.3203125" calcext:value-type="float">
            <text:p>72,3203125</text:p>
          </table:table-cell>
          <table:table-cell table:number-columns-repeated="3" office:value-type="float" office:value="72.578125" calcext:value-type="float">
            <text:p>72,578125</text:p>
          </table:table-cell>
          <table:table-cell table:number-columns-repeated="2" office:value-type="float" office:value="67.5078125" calcext:value-type="float">
            <text:p>67,507812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 office:value-type="float" office:value="67.5078125" calcext:value-type="float">
            <text:p>67,5078125</text:p>
          </table:table-cell>
          <table:table-cell office:value-type="float" office:value="68.3046875" calcext:value-type="float">
            <text:p>68,3046875</text:p>
          </table:table-cell>
          <table:table-cell table:number-columns-repeated="26" office:value-type="float" office:value="68.4375" calcext:value-type="float">
            <text:p>68,4375</text:p>
          </table:table-cell>
          <table:table-cell table:number-columns-repeated="15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5" office:value-type="float" office:value="264.20703125" calcext:value-type="float">
            <text:p>264,20703125</text:p>
          </table:table-cell>
          <table:table-cell office:value-type="float" office:value="266.23828125" calcext:value-type="float">
            <text:p>266,23828125</text:p>
          </table:table-cell>
          <table:table-cell office:value-type="float" office:value="266.80859375" calcext:value-type="float">
            <text:p>266,80859375</text:p>
          </table:table-cell>
          <table:table-cell office:value-type="float" office:value="267.3671875" calcext:value-type="float">
            <text:p>267,3671875</text:p>
          </table:table-cell>
          <table:table-cell office:value-type="float" office:value="267.93359375" calcext:value-type="float">
            <text:p>267,93359375</text:p>
          </table:table-cell>
          <table:table-cell office:value-type="float" office:value="268.5" calcext:value-type="float">
            <text:p>268,5</text:p>
          </table:table-cell>
          <table:table-cell office:value-type="float" office:value="269.05859375" calcext:value-type="float">
            <text:p>269,058593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 office:value-type="float" office:value="249.3125" calcext:value-type="float">
            <text:p>249,3125</text:p>
          </table:table-cell>
          <table:table-cell office:value-type="float" office:value="264.28125" calcext:value-type="float">
            <text:p>264,28125</text:p>
          </table:table-cell>
          <table:table-cell office:value-type="float" office:value="291.7890625" calcext:value-type="float">
            <text:p>291,7890625</text:p>
          </table:table-cell>
          <table:table-cell office:value-type="float" office:value="293.015625" calcext:value-type="float">
            <text:p>293,015625</text:p>
          </table:table-cell>
          <table:table-cell office:value-type="float" office:value="312.05859375" calcext:value-type="float">
            <text:p>312,05859375</text:p>
          </table:table-cell>
          <table:table-cell office:value-type="float" office:value="339.046875" calcext:value-type="float">
            <text:p>339,046875</text:p>
          </table:table-cell>
          <table:table-cell office:value-type="float" office:value="369.64453125" calcext:value-type="float">
            <text:p>369,64453125</text:p>
          </table:table-cell>
          <table:table-cell office:value-type="float" office:value="373.09375" calcext:value-type="float">
            <text:p>373,09375</text:p>
          </table:table-cell>
          <table:table-cell office:value-type="float" office:value="386.59765625" calcext:value-type="float">
            <text:p>386,59765625</text:p>
          </table:table-cell>
          <table:table-cell office:value-type="float" office:value="413.6484375" calcext:value-type="float">
            <text:p>413,6484375</text:p>
          </table:table-cell>
          <table:table-cell office:value-type="float" office:value="443.18359375" calcext:value-type="float">
            <text:p>443,18359375</text:p>
          </table:table-cell>
          <table:table-cell office:value-type="float" office:value="472.0234375" calcext:value-type="float">
            <text:p>472,0234375</text:p>
          </table:table-cell>
          <table:table-cell office:value-type="float" office:value="473.140625" calcext:value-type="float">
            <text:p>473,140625</text:p>
          </table:table-cell>
          <table:table-cell office:value-type="float" office:value="483.1875" calcext:value-type="float">
            <text:p>483,1875</text:p>
          </table:table-cell>
          <table:table-cell office:value-type="float" office:value="502.12109375" calcext:value-type="float">
            <text:p>502,12109375</text:p>
          </table:table-cell>
          <table:table-cell office:value-type="float" office:value="502.609375" calcext:value-type="float">
            <text:p>502,609375</text:p>
          </table:table-cell>
          <table:table-cell office:value-type="float" office:value="503.125" calcext:value-type="float">
            <text:p>503,125</text:p>
          </table:table-cell>
          <table:table-cell office:value-type="float" office:value="503.640625" calcext:value-type="float">
            <text:p>503,640625</text:p>
          </table:table-cell>
          <table:table-cell office:value-type="float" office:value="504.15625" calcext:value-type="float">
            <text:p>504,15625</text:p>
          </table:table-cell>
          <table:table-cell office:value-type="float" office:value="504.9296875" calcext:value-type="float">
            <text:p>504,9296875</text:p>
          </table:table-cell>
          <table:table-cell office:value-type="float" office:value="505.4453125" calcext:value-type="float">
            <text:p>505,4453125</text:p>
          </table:table-cell>
          <table:table-cell office:value-type="float" office:value="505.9609375" calcext:value-type="float">
            <text:p>505,9609375</text:p>
          </table:table-cell>
          <table:table-cell office:value-type="float" office:value="506.4765625" calcext:value-type="float">
            <text:p>506,4765625</text:p>
          </table:table-cell>
          <table:table-cell office:value-type="float" office:value="506.9921875" calcext:value-type="float">
            <text:p>506,9921875</text:p>
          </table:table-cell>
          <table:table-cell office:value-type="float" office:value="411.0234375" calcext:value-type="float">
            <text:p>411,0234375</text:p>
          </table:table-cell>
          <table:table-cell office:value-type="float" office:value="385.390625" calcext:value-type="float">
            <text:p>385,3906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ct</text:p>
          </table:table-cell>
          <table:table-cell table:number-columns-repeated="2" office:value-type="float" office:value="489.43359375" calcext:value-type="float">
            <text:p>489,43359375</text:p>
          </table:table-cell>
          <table:table-cell office:value-type="float" office:value="499.45703125" calcext:value-type="float">
            <text:p>499,45703125</text:p>
          </table:table-cell>
          <table:table-cell office:value-type="float" office:value="510.8984375" calcext:value-type="float">
            <text:p>510,8984375</text:p>
          </table:table-cell>
          <table:table-cell office:value-type="float" office:value="523.3671875" calcext:value-type="float">
            <text:p>523,3671875</text:p>
          </table:table-cell>
          <table:table-cell office:value-type="float" office:value="536.390625" calcext:value-type="float">
            <text:p>536,390625</text:p>
          </table:table-cell>
          <table:table-cell office:value-type="float" office:value="548.54296875" calcext:value-type="float">
            <text:p>548,54296875</text:p>
          </table:table-cell>
          <table:table-cell office:value-type="float" office:value="550.34375" calcext:value-type="float">
            <text:p>550,34375</text:p>
          </table:table-cell>
          <table:table-cell office:value-type="float" office:value="550.85546875" calcext:value-type="float">
            <text:p>550,85546875</text:p>
          </table:table-cell>
          <table:table-cell office:value-type="float" office:value="551.37109375" calcext:value-type="float">
            <text:p>551,37109375</text:p>
          </table:table-cell>
          <table:table-cell office:value-type="float" office:value="551.88671875" calcext:value-type="float">
            <text:p>551,88671875</text:p>
          </table:table-cell>
          <table:table-cell office:value-type="float" office:value="552.66015625" calcext:value-type="float">
            <text:p>552,66015625</text:p>
          </table:table-cell>
          <table:table-cell office:value-type="float" office:value="553.17578125" calcext:value-type="float">
            <text:p>553,17578125</text:p>
          </table:table-cell>
          <table:table-cell office:value-type="float" office:value="553.69140625" calcext:value-type="float">
            <text:p>553,69140625</text:p>
          </table:table-cell>
          <table:table-cell office:value-type="float" office:value="554.20703125" calcext:value-type="float">
            <text:p>554,20703125</text:p>
          </table:table-cell>
          <table:table-cell office:value-type="float" office:value="512.19921875" calcext:value-type="float">
            <text:p>512,19921875</text:p>
          </table:table-cell>
          <table:table-cell office:value-type="float" office:value="495.19921875" calcext:value-type="float">
            <text:p>495,199218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44" office:value-type="float" office:value="495.19921875" calcext:value-type="float">
            <text:p>495,1992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.00.0000</text:date>, <text:time style:data-style-name="N2" text:time-value="02:20:10.561883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wer_button </meta:initial-creator>
    <meta:creation-date>2016-01-22T00:03:28.420846312</meta:creation-date>
    <dc:date>2016-01-22T02:23:19.525659193</dc:date>
    <dc:creator>power_button </dc:creator>
    <meta:editing-duration>PT1H16M36S</meta:editing-duration>
    <meta:editing-cycles>7</meta:editing-cycles>
    <meta:generator>LibreOffice/4.3.3.2$Linux_X86_64 LibreOffice_project/430m0$Build-2</meta:generator>
    <meta:document-statistic meta:table-count="1" meta:cell-count="33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Memory usage</text:p>
        </chart:title>
        <chart:subtitle svg:x="6.898cm" svg:y="1.275cm" chart:style-name="ch3">
          <text:p>100 records</text:p>
        </chart:subtitle>
        <chart:legend chart:legend-position="end" svg:x="13.254cm" svg:y="3.454cm" style:legend-expansion="high" chart:style-name="ch4"/>
        <chart:plot-area chart:style-name="ch5" table:cell-range-address="Sheet1.A12:Sheet1.F15" chart:data-source-has-labels="column" svg:x="1.331cm" svg:y="2.138cm" svg:width="11.603cm" svg:height="5.701cm">
          <chartooo:coordinate-region svg:x="2.243cm" svg:y="2.337cm" svg:width="10.597cm" svg:height="4.855cm"/>
          <chart:axis chart:dimension="x" chart:name="primary-x" chart:style-name="ch6">
            <chart:title svg:x="5.712cm" svg:y="8.019cm" chart:style-name="ch7">
              <text:p>Number of sample</text:p>
            </chart:title>
          </chart:axis>
          <chart:axis chart:dimension="y" chart:name="primary-y" chart:style-name="ch6">
            <chart:title svg:x="0.451cm" svg:y="6.434cm" chart:style-name="ch8">
              <text:p>Memory consumed</text:p>
            </chart:title>
            <chart:grid chart:style-name="ch9" chart:class="major"/>
          </chart:axis>
          <chart:series chart:style-name="ch10" chart:values-cell-range-address="Sheet1.B12:Sheet1.F12" chart:label-cell-address="Sheet1.A12:Sheet1.A12" chart:class="chart:line">
            <chart:data-point chart:repeated="5"/>
          </chart:series>
          <chart:series chart:style-name="ch11" chart:values-cell-range-address="Sheet1.B13:Sheet1.F13" chart:label-cell-address="Sheet1.A13:Sheet1.A13" chart:class="chart:line">
            <chart:data-point chart:repeated="5"/>
          </chart:series>
          <chart:series chart:style-name="ch12" chart:values-cell-range-address="Sheet1.B14:Sheet1.F14" chart:label-cell-address="Sheet1.A14:Sheet1.A14" chart:class="chart:line">
            <chart:data-point chart:repeated="5"/>
          </chart:series>
          <chart:series chart:style-name="ch13" chart:values-cell-range-address="Sheet1.B15:Sheet1.F15" chart:label-cell-address="Sheet1.A15:Sheet1.A1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st</text:p>
                <draw:g>
                  <svg:desc>Sheet1.A12:Sheet1.A12</svg:desc>
                </draw:g>
              </table:table-cell>
              <table:table-cell office:value-type="float" office:value="18.60546875">
                <text:p>18.60546875</text:p>
                <draw:g>
                  <svg:desc>Sheet1.B12:Sheet1.F12</svg:desc>
                </draw:g>
              </table:table-cell>
              <table:table-cell office:value-type="float" office:value="18.60546875">
                <text:p>18.60546875</text:p>
              </table:table-cell>
              <table:table-cell office:value-type="float" office:value="18.60546875">
                <text:p>18.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</text:p>
                <draw:g>
                  <svg:desc>Sheet1.A13:Sheet1.A13</svg:desc>
                </draw:g>
              </table:table-cell>
              <table:table-cell office:value-type="float" office:value="18.68359375">
                <text:p>18.68359375</text:p>
                <draw:g>
                  <svg:desc>Sheet1.B13:Sheet1.F13</svg:desc>
                </draw:g>
              </table:table-cell>
              <table:table-cell office:value-type="float" office:value="18.68359375">
                <text:p>18.68359375</text:p>
              </table:table-cell>
              <table:table-cell office:value-type="float" office:value="18.68359375">
                <text:p>18.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t</text:p>
                <draw:g>
                  <svg:desc>Sheet1.A14:Sheet1.A14</svg:desc>
                </draw:g>
              </table:table-cell>
              <table:table-cell office:value-type="float" office:value="18.69140625">
                <text:p>18.69140625</text:p>
                <draw:g>
                  <svg:desc>Sheet1.B14:Sheet1.F14</svg:desc>
                </draw:g>
              </table:table-cell>
              <table:table-cell office:value-type="float" office:value="18.69140625">
                <text:p>18.69140625</text:p>
              </table:table-cell>
              <table:table-cell office:value-type="float" office:value="18.69140625">
                <text:p>18.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base</text:p>
                <draw:g>
                  <svg:desc>Sheet1.A15:Sheet1.A15</svg:desc>
                </draw:g>
              </table:table-cell>
              <table:table-cell office:value-type="float" office:value="18.69140625">
                <text:p>18.69140625</text:p>
                <draw:g>
                  <svg:desc>Sheet1.B15:Sheet1.F15</svg:desc>
                </draw:g>
              </table:table-cell>
              <table:table-cell office:value-type="float" office:value="18.69140625">
                <text:p>18.69140625</text:p>
              </table:table-cell>
              <table:table-cell office:value-type="float" office:value="19.46484375">
                <text:p>19.46484375</text:p>
              </table:table-cell>
              <table:table-cell office:value-type="float" office:value="19.46484375">
                <text:p>19.46484375</text:p>
              </table:table-cell>
              <table:table-cell office:value-type="float" office:value="19.69921875">
                <text:p>19.699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Memory usage</text:p>
        </chart:title>
        <chart:subtitle svg:x="6.792cm" svg:y="1.275cm" chart:style-name="ch3">
          <text:p>1000 records</text:p>
        </chart:subtitle>
        <chart:legend chart:legend-position="end" svg:x="13.254cm" svg:y="3.454cm" style:legend-expansion="high" chart:style-name="ch4"/>
        <chart:plot-area chart:style-name="ch5" table:cell-range-address="Sheet1.A18:Sheet1.U21" chart:data-source-has-labels="column" svg:x="1.331cm" svg:y="2.138cm" svg:width="11.603cm" svg:height="5.701cm">
          <chartooo:coordinate-region svg:x="2.243cm" svg:y="2.337cm" svg:width="10.505cm" svg:height="4.855cm"/>
          <chart:axis chart:dimension="x" chart:name="primary-x" chart:style-name="ch6">
            <chart:title svg:x="5.712cm" svg:y="8.019cm" chart:style-name="ch7">
              <text:p>Number of sample</text:p>
            </chart:title>
          </chart:axis>
          <chart:axis chart:dimension="y" chart:name="primary-y" chart:style-name="ch6">
            <chart:title svg:x="0.451cm" svg:y="6.434cm" chart:style-name="ch8">
              <text:p>Memory consumed</text:p>
            </chart:title>
            <chart:grid chart:style-name="ch9" chart:class="major"/>
          </chart:axis>
          <chart:series chart:style-name="ch10" chart:values-cell-range-address="Sheet1.B18:Sheet1.U18" chart:label-cell-address="Sheet1.A18:Sheet1.A18" chart:class="chart:line">
            <chart:data-point chart:repeated="20"/>
          </chart:series>
          <chart:series chart:style-name="ch11" chart:values-cell-range-address="Sheet1.B19:Sheet1.U19" chart:label-cell-address="Sheet1.A19:Sheet1.A19" chart:class="chart:line">
            <chart:data-point chart:repeated="20"/>
          </chart:series>
          <chart:series chart:style-name="ch12" chart:values-cell-range-address="Sheet1.B20:Sheet1.U20" chart:label-cell-address="Sheet1.A20:Sheet1.A20" chart:class="chart:line">
            <chart:data-point chart:repeated="20"/>
          </chart:series>
          <chart:series chart:style-name="ch13" chart:values-cell-range-address="Sheet1.B21:Sheet1.U21" chart:label-cell-address="Sheet1.A21:Sheet1.A21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ist</text:p>
                <draw:g>
                  <svg:desc>Sheet1.A18:Sheet1.A18</svg:desc>
                </draw:g>
              </table:table-cell>
              <table:table-cell office:value-type="float" office:value="19.9453125">
                <text:p>19.9453125</text:p>
                <draw:g>
                  <svg:desc>Sheet1.B18:Sheet1.U18</svg:desc>
                </draw:g>
              </table:table-cell>
              <table:table-cell office:value-type="float" office:value="19.9453125">
                <text:p>19.9453125</text:p>
              </table:table-cell>
              <table:table-cell office:value-type="float" office:value="19.9453125">
                <text:p>19.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</text:p>
                <draw:g>
                  <svg:desc>Sheet1.A19:Sheet1.A19</svg:desc>
                </draw:g>
              </table:table-cell>
              <table:table-cell office:value-type="float" office:value="20.1640625">
                <text:p>20.1640625</text:p>
                <draw:g>
                  <svg:desc>Sheet1.B19:Sheet1.U19</svg:desc>
                </draw:g>
              </table:table-cell>
              <table:table-cell office:value-type="float" office:value="20.1640625">
                <text:p>20.1640625</text:p>
              </table:table-cell>
              <table:table-cell office:value-type="float" office:value="20.1640625">
                <text:p>20.1640625</text:p>
              </table:table-cell>
              <table:table-cell office:value-type="float" office:value="20.1640625">
                <text:p>20.1640625</text:p>
              </table:table-cell>
              <table:table-cell office:value-type="float" office:value="20.17578125">
                <text:p>20.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t</text:p>
                <draw:g>
                  <svg:desc>Sheet1.A20:Sheet1.A20</svg:desc>
                </draw:g>
              </table:table-cell>
              <table:table-cell office:value-type="float" office:value="20.265625">
                <text:p>20.265625</text:p>
                <draw:g>
                  <svg:desc>Sheet1.B20:Sheet1.U20</svg:desc>
                </draw:g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base</text:p>
                <draw:g>
                  <svg:desc>Sheet1.A21:Sheet1.A21</svg:desc>
                </draw:g>
              </table:table-cell>
              <table:table-cell office:value-type="float" office:value="20.265625">
                <text:p>20.265625</text:p>
                <draw:g>
                  <svg:desc>Sheet1.B21:Sheet1.U21</svg:desc>
                </draw:g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2" chart:maximum="25.2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Memory usage</text:p>
        </chart:title>
        <chart:subtitle svg:x="6.633cm" svg:y="1.275cm" chart:style-name="ch3">
          <text:p>10 000 records</text:p>
        </chart:subtitle>
        <chart:legend chart:legend-position="end" svg:x="13.254cm" svg:y="3.454cm" style:legend-expansion="high" chart:style-name="ch4"/>
        <chart:plot-area chart:style-name="ch5" table:cell-range-address="Sheet1.A24:Sheet1.AI27" chart:data-source-has-labels="column" svg:x="1.331cm" svg:y="2.138cm" svg:width="11.603cm" svg:height="5.701cm">
          <chartooo:coordinate-region svg:x="2.243cm" svg:y="2.138cm" svg:width="10.505cm" svg:height="4.657cm"/>
          <chart:axis chart:dimension="x" chart:name="primary-x" chart:style-name="ch6">
            <chart:title svg:x="5.712cm" svg:y="8.019cm" chart:style-name="ch7">
              <text:p>Number of sample</text:p>
            </chart:title>
          </chart:axis>
          <chart:axis chart:dimension="y" chart:name="primary-y" chart:style-name="ch8">
            <chart:title svg:x="0.451cm" svg:y="6.434cm" chart:style-name="ch9">
              <text:p>Memory consumed</text:p>
            </chart:title>
            <chart:grid chart:style-name="ch10" chart:class="major"/>
          </chart:axis>
          <chart:series chart:style-name="ch11" chart:values-cell-range-address="Sheet1.B24:Sheet1.AI24" chart:label-cell-address="Sheet1.A24:Sheet1.A24" chart:class="chart:line">
            <chart:data-point chart:repeated="34"/>
          </chart:series>
          <chart:series chart:style-name="ch12" chart:values-cell-range-address="Sheet1.B25:Sheet1.AI25" chart:label-cell-address="Sheet1.A25:Sheet1.A25" chart:class="chart:line">
            <chart:data-point chart:repeated="34"/>
          </chart:series>
          <chart:series chart:style-name="ch13" chart:values-cell-range-address="Sheet1.B26:Sheet1.AI26" chart:label-cell-address="Sheet1.A26:Sheet1.A26" chart:class="chart:line">
            <chart:data-point chart:repeated="34"/>
          </chart:series>
          <chart:series chart:style-name="ch14" chart:values-cell-range-address="Sheet1.B27:Sheet1.AI27" chart:label-cell-address="Sheet1.A27:Sheet1.A27" chart:class="chart:line">
            <chart:data-point chart:repeated="3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list</text:p>
                <draw:g>
                  <svg:desc>Sheet1.A24:Sheet1.A24</svg:desc>
                </draw:g>
              </table:table-cell>
              <table:table-cell office:value-type="float" office:value="22.22265625">
                <text:p>22.22265625</text:p>
                <draw:g>
                  <svg:desc>Sheet1.B24:Sheet1.AI24</svg:desc>
                </draw:g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</text:p>
                <draw:g>
                  <svg:desc>Sheet1.A25:Sheet1.A25</svg:desc>
                </draw:g>
              </table:table-cell>
              <table:table-cell office:value-type="float" office:value="23.8828125">
                <text:p>23.8828125</text:p>
                <draw:g>
                  <svg:desc>Sheet1.B25:Sheet1.AI25</svg:desc>
                </draw:g>
              </table:table-cell>
              <table:table-cell office:value-type="float" office:value="23.8828125">
                <text:p>23.8828125</text:p>
              </table:table-cell>
              <table:table-cell office:value-type="float" office:value="24.59765625">
                <text:p>24.59765625</text:p>
              </table:table-cell>
              <table:table-cell office:value-type="float" office:value="24.59765625">
                <text:p>24.59765625</text:p>
              </table:table-cell>
              <table:table-cell office:value-type="float" office:value="24.21484375">
                <text:p>24.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t</text:p>
                <draw:g>
                  <svg:desc>Sheet1.A26:Sheet1.A26</svg:desc>
                </draw:g>
              </table:table-cell>
              <table:table-cell office:value-type="float" office:value="25.1328125">
                <text:p>25.1328125</text:p>
                <draw:g>
                  <svg:desc>Sheet1.B26:Sheet1.AI26</svg:desc>
                </draw:g>
              </table:table-cell>
              <table:table-cell office:value-type="float" office:value="25.1328125">
                <text:p>25.132812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base</text:p>
                <draw:g>
                  <svg:desc>Sheet1.A27:Sheet1.A27</svg:desc>
                </draw:g>
              </table:table-cell>
              <table:table-cell office:value-type="float" office:value="25.13671875">
                <text:p>25.13671875</text:p>
                <draw:g>
                  <svg:desc>Sheet1.B27:Sheet1.AI27</svg:desc>
                </draw:g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8.976cm" xlink:href=".." xlink:type="simple" chart:class="chart:line" chart:style-name="ch1">
        <chart:title svg:x="6.822cm" svg:y="0.315cm" chart:style-name="ch2">
          <text:p>Time usage</text:p>
        </chart:title>
        <chart:subtitle svg:x="3.223cm" svg:y="1.273cm" chart:style-name="ch3">
          <text:p>For 100, 1000, 10 000, 100 000 and 1 000 000  records</text:p>
        </chart:subtitle>
        <chart:legend chart:legend-position="end" svg:x="13.26cm" svg:y="3.442cm" style:legend-expansion="high" chart:style-name="ch4"/>
        <chart:plot-area chart:style-name="ch5" table:cell-range-address="Sheet1.A3:Sheet1.F7" chart:data-source-has-labels="both" svg:x="1.331cm" svg:y="2.135cm" svg:width="11.609cm" svg:height="5.681cm">
          <chartooo:coordinate-region svg:x="3.249cm" svg:y="2.334cm" svg:width="9.041cm" svg:height="4.835cm"/>
          <chart:axis chart:dimension="x" chart:name="primary-x" chart:style-name="ch6" chartooo:axis-type="auto">
            <chartooo:date-scale/>
            <chart:title svg:x="5.715cm" svg:y="7.995cm" chart:style-name="ch7">
              <text:p>Number of records</text:p>
            </chart:title>
            <chart:categories table:cell-range-address="Sheet1.B3:Sheet1.F3"/>
          </chart:axis>
          <chart:axis chart:dimension="y" chart:name="primary-y" chart:style-name="ch8">
            <chart:title svg:x="0.451cm" svg:y="6.117cm" chart:style-name="ch9">
              <text:p>Amount of time</text:p>
            </chart:title>
            <chart:grid chart:style-name="ch10" chart:class="major"/>
          </chart:axis>
          <chart:series chart:style-name="ch11" chart:values-cell-range-address="Sheet1.B4:Sheet1.F4" chart:label-cell-address="Sheet1.A4:Sheet1.A4" chart:class="chart:line">
            <chart:data-point chart:repeated="5"/>
          </chart:series>
          <chart:series chart:style-name="ch12" chart:values-cell-range-address="Sheet1.B5:Sheet1.F5" chart:label-cell-address="Sheet1.A5:Sheet1.A5" chart:class="chart:line">
            <chart:data-point chart:repeated="5"/>
          </chart:series>
          <chart:series chart:style-name="ch13" chart:values-cell-range-address="Sheet1.B6:Sheet1.F6" chart:label-cell-address="Sheet1.A6:Sheet1.A6" chart:class="chart:line">
            <chart:data-point chart:repeated="5"/>
          </chart:series>
          <chart:series chart:style-name="ch14" chart:values-cell-range-address="Sheet1.B7:Sheet1.F7" chart:label-cell-address="Sheet1.A7:Sheet1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3:Sheet1.F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class</text:p>
                <draw:g>
                  <svg:desc>Sheet1.A4:Sheet1.A4</svg:desc>
                </draw:g>
              </table:table-cell>
              <table:table-cell office:value-type="float" office:value="0.000192642211914063">
                <text:p>0.000192642211914063</text:p>
                <draw:g>
                  <svg:desc>Sheet1.B4:Sheet1.F4</svg:desc>
                </draw:g>
              </table:table-cell>
              <table:table-cell office:value-type="float" office:value="0.00108242034912109">
                <text:p>0.00108242034912109</text:p>
              </table:table-cell>
              <table:table-cell office:value-type="float" office:value="0.0104498863220215">
                <text:p>0.0104498863220215</text:p>
              </table:table-cell>
              <table:table-cell office:value-type="float" office:value="0.1301109790802">
                <text:p>0.1301109790802</text:p>
              </table:table-cell>
              <table:table-cell office:value-type="float" office:value="0.908722162246704">
                <text:p>0.908722162246704</text:p>
              </table:table-cell>
            </table:table-row>
            <table:table-row>
              <table:table-cell office:value-type="string">
                <text:p>dict</text:p>
                <draw:g>
                  <svg:desc>Sheet1.A5:Sheet1.A5</svg:desc>
                </draw:g>
              </table:table-cell>
              <table:table-cell office:value-type="float" office:value="0.000181674957275391">
                <text:p>0.000181674957275391</text:p>
                <draw:g>
                  <svg:desc>Sheet1.B5:Sheet1.F5</svg:desc>
                </draw:g>
              </table:table-cell>
              <table:table-cell office:value-type="float" office:value="0.000986337661743164">
                <text:p>0.000986337661743164</text:p>
              </table:table-cell>
              <table:table-cell office:value-type="float" office:value="0.00909805297851563">
                <text:p>0.00909805297851563</text:p>
              </table:table-cell>
              <table:table-cell office:value-type="float" office:value="0.0878615379333496">
                <text:p>0.0878615379333496</text:p>
              </table:table-cell>
              <table:table-cell office:value-type="float" office:value="0.847450733184814">
                <text:p>0.847450733184814</text:p>
              </table:table-cell>
            </table:table-row>
            <table:table-row>
              <table:table-cell office:value-type="string">
                <text:p>list</text:p>
                <draw:g>
                  <svg:desc>Sheet1.A6:Sheet1.A6</svg:desc>
                </draw:g>
              </table:table-cell>
              <table:table-cell office:value-type="float" office:value="0.00017857551574707">
                <text:p>0.00017857551574707</text:p>
                <draw:g>
                  <svg:desc>Sheet1.B6:Sheet1.F6</svg:desc>
                </draw:g>
              </table:table-cell>
              <table:table-cell office:value-type="float" office:value="0.00113964080810547">
                <text:p>0.00113964080810547</text:p>
              </table:table-cell>
              <table:table-cell office:value-type="float" office:value="0.00833725929260254">
                <text:p>0.00833725929260254</text:p>
              </table:table-cell>
              <table:table-cell office:value-type="float" office:value="0.0807952880859375">
                <text:p>0.0807952880859375</text:p>
              </table:table-cell>
              <table:table-cell office:value-type="float" office:value="0.817185401916504">
                <text:p>0.817185401916504</text:p>
              </table:table-cell>
            </table:table-row>
            <table:table-row>
              <table:table-cell office:value-type="string">
                <text:p>database</text:p>
                <draw:g>
                  <svg:desc>Sheet1.A7:Sheet1.A7</svg:desc>
                </draw:g>
              </table:table-cell>
              <table:table-cell office:value-type="float" office:value="0.00859689712524414">
                <text:p>0.00859689712524414</text:p>
                <draw:g>
                  <svg:desc>Sheet1.B7:Sheet1.F7</svg:desc>
                </draw:g>
              </table:table-cell>
              <table:table-cell office:value-type="float" office:value="0.012211799621582">
                <text:p>0.012211799621582</text:p>
              </table:table-cell>
              <table:table-cell office:value-type="float" office:value="0.0477340221405029">
                <text:p>0.0477340221405029</text:p>
              </table:table-cell>
              <table:table-cell office:value-type="float" office:value="0.317490100860596">
                <text:p>0.317490100860596</text:p>
              </table:table-cell>
              <table:table-cell office:value-type="float" office:value="2.26717805862427">
                <text:p>2.267178058624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Memory usage</text:p>
        </chart:title>
        <chart:subtitle svg:x="6.527cm" svg:y="1.275cm" chart:style-name="ch3">
          <text:p>100 000 records</text:p>
        </chart:subtitle>
        <chart:legend chart:legend-position="end" svg:x="13.254cm" svg:y="3.454cm" style:legend-expansion="high" chart:style-name="ch4"/>
        <chart:plot-area chart:style-name="ch5" table:cell-range-address="Sheet1.A30:Sheet1.AD33" chart:data-source-has-labels="column" svg:x="1.331cm" svg:y="2.138cm" svg:width="11.603cm" svg:height="5.701cm">
          <chartooo:coordinate-region svg:x="1.952cm" svg:y="2.337cm" svg:width="10.795cm" svg:height="4.855cm"/>
          <chart:axis chart:dimension="x" chart:name="primary-x" chart:style-name="ch6">
            <chart:title svg:x="5.712cm" svg:y="8.019cm" chart:style-name="ch7">
              <text:p>Number of sample</text:p>
            </chart:title>
          </chart:axis>
          <chart:axis chart:dimension="y" chart:name="primary-y" chart:style-name="ch6">
            <chart:title svg:x="0.451cm" svg:y="6.434cm" chart:style-name="ch8">
              <text:p>Memory consumed</text:p>
            </chart:title>
            <chart:grid chart:style-name="ch9" chart:class="major"/>
          </chart:axis>
          <chart:series chart:style-name="ch10" chart:values-cell-range-address="Sheet1.B30:Sheet1.AD30" chart:label-cell-address="Sheet1.A30:Sheet1.A30" chart:class="chart:line">
            <chart:data-point chart:repeated="29"/>
          </chart:series>
          <chart:series chart:style-name="ch11" chart:values-cell-range-address="Sheet1.B31:Sheet1.AD31" chart:label-cell-address="Sheet1.A31:Sheet1.A31" chart:class="chart:line">
            <chart:data-point chart:repeated="29"/>
          </chart:series>
          <chart:series chart:style-name="ch12" chart:values-cell-range-address="Sheet1.B32:Sheet1.AD32" chart:label-cell-address="Sheet1.A32:Sheet1.A32" chart:class="chart:line">
            <chart:data-point chart:repeated="29"/>
          </chart:series>
          <chart:series chart:style-name="ch13" chart:values-cell-range-address="Sheet1.B33:Sheet1.AD33" chart:label-cell-address="Sheet1.A33:Sheet1.A33" chart:class="chart:line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</table:table-row>
          </table:table-header-rows>
          <table:table-rows>
            <table:table-row>
              <table:table-cell office:value-type="string">
                <text:p>list</text:p>
                <draw:g>
                  <svg:desc>Sheet1.A30:Sheet1.A30</svg:desc>
                </draw:g>
              </table:table-cell>
              <table:table-cell office:value-type="float" office:value="40.97265625">
                <text:p>40.97265625</text:p>
                <draw:g>
                  <svg:desc>Sheet1.B30:Sheet1.AD30</svg:desc>
                </draw:g>
              </table:table-cell>
              <table:table-cell office:value-type="float" office:value="40.97265625">
                <text:p>40.97265625</text:p>
              </table:table-cell>
              <table:table-cell office:value-type="float" office:value="40.97265625">
                <text:p>40.97265625</text:p>
              </table:table-cell>
              <table:table-cell office:value-type="float" office:value="40.97265625">
                <text:p>40.97265625</text:p>
              </table:table-cell>
              <table:table-cell office:value-type="float" office:value="41.02734375">
                <text:p>41.02734375</text:p>
              </table:table-cell>
              <table:table-cell office:value-type="float" office:value="41.0859375">
                <text:p>41.0859375</text:p>
              </table:table-cell>
              <table:table-cell office:value-type="float" office:value="41.1328125">
                <text:p>41.1328125</text:p>
              </table:table-cell>
              <table:table-cell office:value-type="float" office:value="41.19140625">
                <text:p>41.19140625</text:p>
              </table:table-cell>
              <table:table-cell office:value-type="float" office:value="41.59765625">
                <text:p>41.59765625</text:p>
              </table:table-cell>
              <table:table-cell office:value-type="float" office:value="41.6484375">
                <text:p>41.6484375</text:p>
              </table:table-cell>
              <table:table-cell office:value-type="float" office:value="41.19921875">
                <text:p>41.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</text:p>
                <draw:g>
                  <svg:desc>Sheet1.A31:Sheet1.A31</svg:desc>
                </draw:g>
              </table:table-cell>
              <table:table-cell office:value-type="float" office:value="40.92578125">
                <text:p>40.92578125</text:p>
                <draw:g>
                  <svg:desc>Sheet1.B31:Sheet1.AD31</svg:desc>
                </draw:g>
              </table:table-cell>
              <table:table-cell office:value-type="float" office:value="40.92578125">
                <text:p>40.92578125</text:p>
              </table:table-cell>
              <table:table-cell office:value-type="float" office:value="60.75390625">
                <text:p>60.75390625</text:p>
              </table:table-cell>
              <table:table-cell office:value-type="float" office:value="67.33984375">
                <text:p>67.33984375</text:p>
              </table:table-cell>
              <table:table-cell office:value-type="float" office:value="55.27734375">
                <text:p>55.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t</text:p>
                <draw:g>
                  <svg:desc>Sheet1.A32:Sheet1.A32</svg:desc>
                </draw:g>
              </table:table-cell>
              <table:table-cell office:value-type="float" office:value="66.76953125">
                <text:p>66.76953125</text:p>
                <draw:g>
                  <svg:desc>Sheet1.B32:Sheet1.AD32</svg:desc>
                </draw:g>
              </table:table-cell>
              <table:table-cell office:value-type="float" office:value="66.76953125">
                <text:p>66.76953125</text:p>
              </table:table-cell>
              <table:table-cell office:value-type="float" office:value="67.26171875">
                <text:p>67.26171875</text:p>
              </table:table-cell>
              <table:table-cell office:value-type="float" office:value="68.55859375">
                <text:p>68.55859375</text:p>
              </table:table-cell>
              <table:table-cell office:value-type="float" office:value="69.82421875">
                <text:p>69.82421875</text:p>
              </table:table-cell>
              <table:table-cell office:value-type="float" office:value="71.1171875">
                <text:p>71.1171875</text:p>
              </table:table-cell>
              <table:table-cell office:value-type="float" office:value="72.2421875">
                <text:p>72.2421875</text:p>
              </table:table-cell>
              <table:table-cell office:value-type="float" office:value="72.3203125">
                <text:p>72.3203125</text:p>
              </table:table-cell>
              <table:table-cell office:value-type="float" office:value="72.3203125">
                <text:p>72.3203125</text:p>
              </table:table-cell>
              <table:table-cell office:value-type="float" office:value="72.3203125">
                <text:p>72.3203125</text:p>
              </table:table-cell>
              <table:table-cell office:value-type="float" office:value="72.3203125">
                <text:p>72.3203125</text:p>
              </table:table-cell>
              <table:table-cell office:value-type="float" office:value="72.3203125">
                <text:p>72.3203125</text:p>
              </table:table-cell>
              <table:table-cell office:value-type="float" office:value="72.578125">
                <text:p>72.578125</text:p>
              </table:table-cell>
              <table:table-cell office:value-type="float" office:value="72.578125">
                <text:p>72.578125</text:p>
              </table:table-cell>
              <table:table-cell office:value-type="float" office:value="72.578125">
                <text:p>72.578125</text:p>
              </table:table-cell>
              <table:table-cell office:value-type="float" office:value="67.5078125">
                <text:p>67.5078125</text:p>
              </table:table-cell>
              <table:table-cell office:value-type="float" office:value="67.5078125">
                <text:p>67.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base</text:p>
                <draw:g>
                  <svg:desc>Sheet1.A33:Sheet1.A33</svg:desc>
                </draw:g>
              </table:table-cell>
              <table:table-cell office:value-type="float" office:value="67.5078125">
                <text:p>67.5078125</text:p>
                <draw:g>
                  <svg:desc>Sheet1.B33:Sheet1.AD33</svg:desc>
                </draw:g>
              </table:table-cell>
              <table:table-cell office:value-type="float" office:value="67.5078125">
                <text:p>67.5078125</text:p>
              </table:table-cell>
              <table:table-cell office:value-type="float" office:value="68.3046875">
                <text:p>68.30468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Memory usage</text:p>
        </chart:title>
        <chart:subtitle svg:x="6.369cm" svg:y="1.275cm" chart:style-name="ch3">
          <text:p>1 000 000 records</text:p>
        </chart:subtitle>
        <chart:legend chart:legend-position="end" svg:x="13.254cm" svg:y="3.454cm" style:legend-expansion="high" chart:style-name="ch4"/>
        <chart:plot-area chart:style-name="ch5" table:cell-range-address="Sheet1.A37:Sheet1.AS40" chart:data-source-has-labels="column" svg:x="1.331cm" svg:y="2.138cm" svg:width="11.603cm" svg:height="5.701cm">
          <chartooo:coordinate-region svg:x="2.138cm" svg:y="2.337cm" svg:width="10.609cm" svg:height="4.457cm"/>
          <chart:axis chart:dimension="x" chart:name="primary-x" chart:style-name="ch6">
            <chart:title svg:x="5.897cm" svg:y="8.019cm" chart:style-name="ch7">
              <text:p>Sample number</text:p>
            </chart:title>
          </chart:axis>
          <chart:axis chart:dimension="y" chart:name="primary-y" chart:style-name="ch6">
            <chart:title svg:x="0.451cm" svg:y="6.434cm" chart:style-name="ch8">
              <text:p>Memory consumed</text:p>
            </chart:title>
            <chart:grid chart:style-name="ch9" chart:class="major"/>
          </chart:axis>
          <chart:series chart:style-name="ch10" chart:values-cell-range-address="Sheet1.B37:Sheet1.AS37" chart:label-cell-address="Sheet1.A37:Sheet1.A37" chart:class="chart:line">
            <chart:data-point chart:repeated="44"/>
          </chart:series>
          <chart:series chart:style-name="ch11" chart:values-cell-range-address="Sheet1.B38:Sheet1.AS38" chart:label-cell-address="Sheet1.A38:Sheet1.A38" chart:class="chart:line">
            <chart:data-point chart:repeated="44"/>
          </chart:series>
          <chart:series chart:style-name="ch12" chart:values-cell-range-address="Sheet1.B39:Sheet1.AS39" chart:label-cell-address="Sheet1.A39:Sheet1.A39" chart:class="chart:line">
            <chart:data-point chart:repeated="44"/>
          </chart:series>
          <chart:series chart:style-name="ch13" chart:values-cell-range-address="Sheet1.B40:Sheet1.AS40" chart:label-cell-address="Sheet1.A40:Sheet1.A40" chart:class="chart:line">
            <chart:data-point chart:repeated="4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</table:table-row>
          </table:table-header-rows>
          <table:table-rows>
            <table:table-row>
              <table:table-cell office:value-type="string">
                <text:p>list</text:p>
                <draw:g>
                  <svg:desc>Sheet1.A37:Sheet1.A37</svg:desc>
                </draw:g>
              </table:table-cell>
              <table:table-cell office:value-type="float" office:value="264.20703125">
                <text:p>264.20703125</text:p>
                <draw:g>
                  <svg:desc>Sheet1.B37:Sheet1.AS37</svg:desc>
                </draw:g>
              </table:table-cell>
              <table:table-cell office:value-type="float" office:value="264.20703125">
                <text:p>264.20703125</text:p>
              </table:table-cell>
              <table:table-cell office:value-type="float" office:value="264.20703125">
                <text:p>264.20703125</text:p>
              </table:table-cell>
              <table:table-cell office:value-type="float" office:value="264.20703125">
                <text:p>264.20703125</text:p>
              </table:table-cell>
              <table:table-cell office:value-type="float" office:value="264.20703125">
                <text:p>264.20703125</text:p>
              </table:table-cell>
              <table:table-cell office:value-type="float" office:value="266.23828125">
                <text:p>266.23828125</text:p>
              </table:table-cell>
              <table:table-cell office:value-type="float" office:value="266.80859375">
                <text:p>266.80859375</text:p>
              </table:table-cell>
              <table:table-cell office:value-type="float" office:value="267.3671875">
                <text:p>267.3671875</text:p>
              </table:table-cell>
              <table:table-cell office:value-type="float" office:value="267.93359375">
                <text:p>267.93359375</text:p>
              </table:table-cell>
              <table:table-cell office:value-type="float" office:value="268.5">
                <text:p>268.5</text:p>
              </table:table-cell>
              <table:table-cell office:value-type="float" office:value="269.05859375">
                <text:p>269.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</text:p>
                <draw:g>
                  <svg:desc>Sheet1.A38:Sheet1.A38</svg:desc>
                </draw:g>
              </table:table-cell>
              <table:table-cell office:value-type="float" office:value="249.3125">
                <text:p>249.3125</text:p>
                <draw:g>
                  <svg:desc>Sheet1.B38:Sheet1.AS38</svg:desc>
                </draw:g>
              </table:table-cell>
              <table:table-cell office:value-type="float" office:value="249.3125">
                <text:p>249.3125</text:p>
              </table:table-cell>
              <table:table-cell office:value-type="float" office:value="264.28125">
                <text:p>264.28125</text:p>
              </table:table-cell>
              <table:table-cell office:value-type="float" office:value="291.7890625">
                <text:p>291.7890625</text:p>
              </table:table-cell>
              <table:table-cell office:value-type="float" office:value="293.015625">
                <text:p>293.015625</text:p>
              </table:table-cell>
              <table:table-cell office:value-type="float" office:value="312.05859375">
                <text:p>312.05859375</text:p>
              </table:table-cell>
              <table:table-cell office:value-type="float" office:value="339.046875">
                <text:p>339.046875</text:p>
              </table:table-cell>
              <table:table-cell office:value-type="float" office:value="369.64453125">
                <text:p>369.64453125</text:p>
              </table:table-cell>
              <table:table-cell office:value-type="float" office:value="373.09375">
                <text:p>373.09375</text:p>
              </table:table-cell>
              <table:table-cell office:value-type="float" office:value="386.59765625">
                <text:p>386.59765625</text:p>
              </table:table-cell>
              <table:table-cell office:value-type="float" office:value="413.6484375">
                <text:p>413.6484375</text:p>
              </table:table-cell>
              <table:table-cell office:value-type="float" office:value="443.18359375">
                <text:p>443.18359375</text:p>
              </table:table-cell>
              <table:table-cell office:value-type="float" office:value="472.0234375">
                <text:p>472.0234375</text:p>
              </table:table-cell>
              <table:table-cell office:value-type="float" office:value="473.140625">
                <text:p>473.140625</text:p>
              </table:table-cell>
              <table:table-cell office:value-type="float" office:value="483.1875">
                <text:p>483.1875</text:p>
              </table:table-cell>
              <table:table-cell office:value-type="float" office:value="502.12109375">
                <text:p>502.12109375</text:p>
              </table:table-cell>
              <table:table-cell office:value-type="float" office:value="502.609375">
                <text:p>502.609375</text:p>
              </table:table-cell>
              <table:table-cell office:value-type="float" office:value="503.125">
                <text:p>503.125</text:p>
              </table:table-cell>
              <table:table-cell office:value-type="float" office:value="503.640625">
                <text:p>503.640625</text:p>
              </table:table-cell>
              <table:table-cell office:value-type="float" office:value="504.15625">
                <text:p>504.15625</text:p>
              </table:table-cell>
              <table:table-cell office:value-type="float" office:value="504.9296875">
                <text:p>504.9296875</text:p>
              </table:table-cell>
              <table:table-cell office:value-type="float" office:value="505.4453125">
                <text:p>505.4453125</text:p>
              </table:table-cell>
              <table:table-cell office:value-type="float" office:value="505.9609375">
                <text:p>505.9609375</text:p>
              </table:table-cell>
              <table:table-cell office:value-type="float" office:value="506.4765625">
                <text:p>506.4765625</text:p>
              </table:table-cell>
              <table:table-cell office:value-type="float" office:value="506.9921875">
                <text:p>506.9921875</text:p>
              </table:table-cell>
              <table:table-cell office:value-type="float" office:value="411.0234375">
                <text:p>411.0234375</text:p>
              </table:table-cell>
              <table:table-cell office:value-type="float" office:value="385.390625">
                <text:p>385.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t</text:p>
                <draw:g>
                  <svg:desc>Sheet1.A39:Sheet1.A39</svg:desc>
                </draw:g>
              </table:table-cell>
              <table:table-cell office:value-type="float" office:value="489.43359375">
                <text:p>489.43359375</text:p>
                <draw:g>
                  <svg:desc>Sheet1.B39:Sheet1.AS39</svg:desc>
                </draw:g>
              </table:table-cell>
              <table:table-cell office:value-type="float" office:value="489.43359375">
                <text:p>489.43359375</text:p>
              </table:table-cell>
              <table:table-cell office:value-type="float" office:value="499.45703125">
                <text:p>499.45703125</text:p>
              </table:table-cell>
              <table:table-cell office:value-type="float" office:value="510.8984375">
                <text:p>510.8984375</text:p>
              </table:table-cell>
              <table:table-cell office:value-type="float" office:value="523.3671875">
                <text:p>523.3671875</text:p>
              </table:table-cell>
              <table:table-cell office:value-type="float" office:value="536.390625">
                <text:p>536.390625</text:p>
              </table:table-cell>
              <table:table-cell office:value-type="float" office:value="548.54296875">
                <text:p>548.54296875</text:p>
              </table:table-cell>
              <table:table-cell office:value-type="float" office:value="550.34375">
                <text:p>550.34375</text:p>
              </table:table-cell>
              <table:table-cell office:value-type="float" office:value="550.85546875">
                <text:p>550.85546875</text:p>
              </table:table-cell>
              <table:table-cell office:value-type="float" office:value="551.37109375">
                <text:p>551.37109375</text:p>
              </table:table-cell>
              <table:table-cell office:value-type="float" office:value="551.88671875">
                <text:p>551.88671875</text:p>
              </table:table-cell>
              <table:table-cell office:value-type="float" office:value="552.66015625">
                <text:p>552.66015625</text:p>
              </table:table-cell>
              <table:table-cell office:value-type="float" office:value="553.17578125">
                <text:p>553.17578125</text:p>
              </table:table-cell>
              <table:table-cell office:value-type="float" office:value="553.69140625">
                <text:p>553.69140625</text:p>
              </table:table-cell>
              <table:table-cell office:value-type="float" office:value="554.20703125">
                <text:p>554.20703125</text:p>
              </table:table-cell>
              <table:table-cell office:value-type="float" office:value="512.19921875">
                <text:p>512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base</text:p>
                <draw:g>
                  <svg:desc>Sheet1.A40:Sheet1.A40</svg:desc>
                </draw:g>
              </table:table-cell>
              <table:table-cell office:value-type="float" office:value="495.19921875">
                <text:p>495.19921875</text:p>
                <draw:g>
                  <svg:desc>Sheet1.B40:Sheet1.AS40</svg:desc>
                </draw:g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